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FJSONUtilsTest_1.test_invoke_int_obj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SFJSONUtilsTest_1.test_invoke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1.test_invoke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1.test_invoke_in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1.set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SFJSONUtilsTest_1.test_invoke_array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SFJSONUtilsTest_1.test_invok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1.test_invoke_int_obj_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.f2( String name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.f3( String name , List &lt; Model &gt;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1.test_invoke_array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.f3( String name , Model [ ]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.f3( int a ,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FJSONUtilsTest_1.findMethod( String [ ] typ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SFJSONUtilsTest_1.test_invoke_reverse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SFJSONUtilsTest_1.test_invoke_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1.test_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FJSONUtilsTest_1.test_invoke_reverse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SFJSONUtilsTest_1.test_invoke_in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